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8.7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urs10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cours10 (oui)</text:p>
          </table:table-cell>
          <table:table-cell office:value-type="string" calcext:value-type="string">
            <text:p>lien 2 cartes discretisés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Beatdvtbea/TD8/blob/main/TD10/Script/TD10.Rmd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Seli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Sana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Sanaa-totoro/31mars/blob/main/discreA1C%81tisation.Rmd</text:p>
          </table:table-cell>
        </table:table-row>
        <table:table-row table:style-name="ro1">
          <table:table-cell office:value-type="string" calcext:value-type="string">
            <text:p>Chloé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Ian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Jenni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AnnaMauclet/SIG1/blob/main/Discretisation%20Exercice%20Projet/script/DISCRETISATION.html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Marion67620/SIG_v2/blob/gh-pages/Projet_SIG/script/script.html</text:p>
          </table:table-cell>
        </table:table-row>
        <table:table-row table:style-name="ro1">
          <table:table-cell office:value-type="string" calcext:value-type="string">
            <text:p>Gianl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annah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Ala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éno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-Beom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Zachary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Galli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sar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ImanZourdani/SIG/blob/main/Devoir%2024.03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table:number-columns-repeated="2"/>
        </table:table-row>
      </table:table>
      <table:table table:name="cours9" table:style-name="ta1">
        <table:table-column table:style-name="co3" table:number-columns-repeated="7" table:default-cell-style-name="ce1"/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cours9 (oui)</text:p>
          </table:table-cell>
          <table:table-cell office:value-type="string" calcext:value-type="string">
            <text:p>lien 2 cartes discretisés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Lou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Beatdvtbea/TD8/blob/main/TD10/Script/TD10.Rmd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lin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Sana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Sanaa-totoro/31mars/blob/main/discreA1C%81tisation.Rmd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loé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Ianis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Ann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AnnaMauclet/SIG1/blob/main/Discretisation%20Exercice%20Projet/script/DISCRETISATION.html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Mar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Marion67620/SIG_v2/blob/gh-pages/Projet_SIG/script/script.html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ianluca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Savanna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github.com/Savannahlrt/discretisation.git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aya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énolé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ang-Beo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Zacha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alli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Im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github.com/ImanZourdani/SIG/blob/main/Devoir%2024.03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table:style-name="Default" table:number-columns-repeated="4"/>
        </table:table-row>
      </table:table>
      <table:table table:name="cours8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cours8 (oui)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lin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anaa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loé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Ianis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non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ianluca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avannah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aya</text:p>
          </table:table-cell>
          <table:table-cell office:value-type="string" calcext:value-type="string">
            <text:p>non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énolé</text:p>
          </table:table-cell>
          <table:table-cell office:value-type="string" calcext:value-type="string">
            <text:p>non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non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ang-Beom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Zachary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alli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Iman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 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3T19:05:00.749000000</dc:date>
    <meta:editing-duration>PT3M5S</meta:editing-duration>
    <meta:editing-cycles>1</meta:editing-cycles>
    <meta:generator>LibreOffice/7.0.0.3$Windows_X86_64 LibreOffice_project/8061b3e9204bef6b321a21033174034a5e2ea88e</meta:generator>
    <meta:document-statistic meta:table-count="3" meta:cell-count="322" meta:object-count="0"/>
  </office:meta>
</office:document-meta>
</file>